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66cm" svg:y="0.16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9-20T13:00:51.259216827</dc:date>
    <meta:editing-duration>PT3H36M35S</meta:editing-duration>
    <meta:editing-cycles>51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1.957cm" svg:y="0.185cm" style:legend-expansion="wide" chart:style-name="ch2"/>
        <chart:plot-area chart:style-name="ch3" chart:data-source-has-labels="both" svg:x="1.751cm" svg:y="1.232cm" svg:width="20.202cm" svg:height="11.706cm">
          <chartooo:coordinate-region svg:x="2.716cm" svg:y="1.511cm" svg:width="18.878cm" svg:height="10.621cm"/>
          <chart:axis chart:dimension="x" chart:name="primary-x" chart:style-name="ch4" chartooo:axis-type="auto">
            <chart:title svg:x="11.009cm" svg:y="13.228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325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bAdvisor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LibAdvisor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46989630737462">
                <text:p>0.064698963073746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596185579572759">
                <text:p>0.0596185579572759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0590183208673687">
                <text:p>0.0590183208673687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0639046116702846">
                <text:p>0.0639046116702846</text:p>
              </table:table-cell>
              <table:table-cell office:value-type="float" office:value="0.641666666666667">
                <text:p>0.641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3644396400788">
                <text:p>0.0983644396400788</text:p>
              </table:table-cell>
              <table:table-cell office:value-type="float" office:value="0.5375">
                <text:p>0.5375</text:p>
              </table:table-cell>
              <table:table-cell office:value-type="float" office:value="0.0795960023461168">
                <text:p>0.0795960023461168</text:p>
              </table:table-cell>
              <table:table-cell office:value-type="float" office:value="0.4375">
                <text:p>0.4375</text:p>
              </table:table-cell>
              <table:table-cell office:value-type="float" office:value="0.0808209396055368">
                <text:p>0.0808209396055368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0977908064673408">
                <text:p>0.0977908064673408</text:p>
              </table:table-cell>
              <table:table-cell office:value-type="float" office:value="0.529166666666667">
                <text:p>0.52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573535470225">
                <text:p>0.133573535470225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0985433969189347">
                <text:p>0.0985433969189347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10200381394118">
                <text:p>0.10200381394118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130671946786159">
                <text:p>0.130671946786159</text:p>
              </table:table-cell>
              <table:table-cell office:value-type="float" office:value="0.469444444444444">
                <text:p>0.469444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174766670083">
                <text:p>0.159174766670083</text:p>
              </table:table-cell>
              <table:table-cell office:value-type="float" office:value="0.44375">
                <text:p>0.44375</text:p>
              </table:table-cell>
              <table:table-cell office:value-type="float" office:value="0.110344865088129">
                <text:p>0.110344865088129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6713269991016">
                <text:p>0.116713269991016</text:p>
              </table:table-cell>
              <table:table-cell office:value-type="float" office:value="0.314583333333333">
                <text:p>0.314583333333333</text:p>
              </table:table-cell>
              <table:table-cell office:value-type="float" office:value="0.146126080667044">
                <text:p>0.146126080667044</text:p>
              </table:table-cell>
              <table:table-cell office:value-type="float" office:value="0.41875">
                <text:p>0.4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847782707702">
                <text:p>0.17847782707702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127810465760886">
                <text:p>0.127810465760886</text:p>
              </table:table-cell>
              <table:table-cell office:value-type="float" office:value="0.278333333333333">
                <text:p>0.278333333333333</text:p>
              </table:table-cell>
              <table:table-cell office:value-type="float" office:value="0.130110785907672">
                <text:p>0.130110785907672</text:p>
              </table:table-cell>
              <table:table-cell office:value-type="float" office:value="0.288333333333333">
                <text:p>0.288333333333333</text:p>
              </table:table-cell>
              <table:table-cell office:value-type="float" office:value="0.173341018085862">
                <text:p>0.173341018085862</text:p>
              </table:table-cell>
              <table:table-cell office:value-type="float" office:value="0.398333333333333">
                <text:p>0.3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9201064874722">
                <text:p>0.199201064874722</text:p>
              </table:table-cell>
              <table:table-cell office:value-type="float" office:value="0.384722222222222">
                <text:p>0.384722222222222</text:p>
              </table:table-cell>
              <table:table-cell office:value-type="float" office:value="0.140208532920497">
                <text:p>0.140208532920497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139515525914425">
                <text:p>0.139515525914425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85799751691301">
                <text:p>0.185799751691301</text:p>
              </table:table-cell>
              <table:table-cell office:value-type="float" office:value="0.363888888888889">
                <text:p>0.363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2286814823387">
                <text:p>0.212286814823387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151133286036393">
                <text:p>0.151133286036393</text:p>
              </table:table-cell>
              <table:table-cell office:value-type="float" office:value="0.236904761904762">
                <text:p>0.236904761904762</text:p>
              </table:table-cell>
              <table:table-cell office:value-type="float" office:value="0.157016830995314">
                <text:p>0.157016830995314</text:p>
              </table:table-cell>
              <table:table-cell office:value-type="float" office:value="0.248809523809523">
                <text:p>0.248809523809523</text:p>
              </table:table-cell>
              <table:table-cell office:value-type="float" office:value="0.198915646388322">
                <text:p>0.198915646388322</text:p>
              </table:table-cell>
              <table:table-cell office:value-type="float" office:value="0.344047619047619">
                <text:p>0.344047619047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2307414806068">
                <text:p>0.222307414806068</text:p>
              </table:table-cell>
              <table:table-cell office:value-type="float" office:value="0.334375">
                <text:p>0.334375</text:p>
              </table:table-cell>
              <table:table-cell office:value-type="float" office:value="0.165160550137103">
                <text:p>0.165160550137103</text:p>
              </table:table-cell>
              <table:table-cell office:value-type="float" office:value="0.227083333333333">
                <text:p>0.227083333333333</text:p>
              </table:table-cell>
              <table:table-cell office:value-type="float" office:value="0.167860033550909">
                <text:p>0.167860033550909</text:p>
              </table:table-cell>
              <table:table-cell office:value-type="float" office:value="0.234375">
                <text:p>0.234375</text:p>
              </table:table-cell>
              <table:table-cell office:value-type="float" office:value="0.215941987500553">
                <text:p>0.215941987500553</text:p>
              </table:table-cell>
              <table:table-cell office:value-type="float" office:value="0.329166666666667">
                <text:p>0.329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2512883345112">
                <text:p>0.232512883345112</text:p>
              </table:table-cell>
              <table:table-cell office:value-type="float" office:value="0.317592592592592">
                <text:p>0.317592592592592</text:p>
              </table:table-cell>
              <table:table-cell office:value-type="float" office:value="0.176327620799875">
                <text:p>0.176327620799875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79374583815459">
                <text:p>0.179374583815459</text:p>
              </table:table-cell>
              <table:table-cell office:value-type="float" office:value="0.221296296296296">
                <text:p>0.221296296296296</text:p>
              </table:table-cell>
              <table:table-cell office:value-type="float" office:value="0.223209790985279">
                <text:p>0.223209790985279</text:p>
              </table:table-cell>
              <table:table-cell office:value-type="float" office:value="0.311111111111111">
                <text:p>0.3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735121124789">
                <text:p>0.240735121124789</text:p>
              </table:table-cell>
              <table:table-cell office:value-type="float" office:value="0.299166666666667">
                <text:p>0.299166666666667</text:p>
              </table:table-cell>
              <table:table-cell office:value-type="float" office:value="0.185317266150215">
                <text:p>0.185317266150215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626976293974">
                <text:p>0.1862697629397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33127769324044">
                <text:p>0.2331277693240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176500074778">
                <text:p>0.250176500074778</text:p>
              </table:table-cell>
              <table:table-cell office:value-type="float" office:value="0.28939393939394">
                <text:p>0.28939393939394</text:p>
              </table:table-cell>
              <table:table-cell office:value-type="float" office:value="0.196186102601981">
                <text:p>0.196186102601981</text:p>
              </table:table-cell>
              <table:table-cell office:value-type="float" office:value="0.198484848484849">
                <text:p>0.198484848484849</text:p>
              </table:table-cell>
              <table:table-cell office:value-type="float" office:value="0.197169630213417">
                <text:p>0.197169630213417</text:p>
              </table:table-cell>
              <table:table-cell office:value-type="float" office:value="0.200757575757576">
                <text:p>0.200757575757576</text:p>
              </table:table-cell>
              <table:table-cell office:value-type="float" office:value="0.239100950049135">
                <text:p>0.239100950049135</text:p>
              </table:table-cell>
              <table:table-cell office:value-type="float" office:value="0.284090909090909">
                <text:p>0.284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016781180167">
                <text:p>0.258016781180167</text:p>
              </table:table-cell>
              <table:table-cell office:value-type="float" office:value="0.279861111111111">
                <text:p>0.279861111111111</text:p>
              </table:table-cell>
              <table:table-cell office:value-type="float" office:value="0.209658387632329">
                <text:p>0.209658387632329</text:p>
              </table:table-cell>
              <table:table-cell office:value-type="float" office:value="0.19375">
                <text:p>0.19375</text:p>
              </table:table-cell>
              <table:table-cell office:value-type="float" office:value="0.204701296554793">
                <text:p>0.204701296554793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0.252716965798963">
                <text:p>0.252716965798963</text:p>
              </table:table-cell>
              <table:table-cell office:value-type="float" office:value="0.276388888888889">
                <text:p>0.2763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5092726777368">
                <text:p>0.265092726777368</text:p>
              </table:table-cell>
              <table:table-cell office:value-type="float" office:value="0.27051282051282">
                <text:p>0.27051282051282</text:p>
              </table:table-cell>
              <table:table-cell office:value-type="float" office:value="0.220796371962568">
                <text:p>0.220796371962568</text:p>
              </table:table-cell>
              <table:table-cell office:value-type="float" office:value="0.188461538461538">
                <text:p>0.188461538461538</text:p>
              </table:table-cell>
              <table:table-cell office:value-type="float" office:value="0.207039003960312">
                <text:p>0.207039003960312</text:p>
              </table:table-cell>
              <table:table-cell office:value-type="float" office:value="0.18076923076923">
                <text:p>0.18076923076923</text:p>
              </table:table-cell>
              <table:table-cell office:value-type="float" office:value="0.260413860865798">
                <text:p>0.260413860865798</text:p>
              </table:table-cell>
              <table:table-cell office:value-type="float" office:value="0.267307692307692">
                <text:p>0.2673076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87817950028">
                <text:p>0.27587817950028</text:p>
              </table:table-cell>
              <table:table-cell office:value-type="float" office:value="0.261904761904762">
                <text:p>0.261904761904762</text:p>
              </table:table-cell>
              <table:table-cell office:value-type="float" office:value="0.227704919337272">
                <text:p>0.227704919337272</text:p>
              </table:table-cell>
              <table:table-cell office:value-type="float" office:value="0.180357142857143">
                <text:p>0.180357142857143</text:p>
              </table:table-cell>
              <table:table-cell office:value-type="float" office:value="0.214528287905741">
                <text:p>0.214528287905741</text:p>
              </table:table-cell>
              <table:table-cell office:value-type="float" office:value="0.175">
                <text:p>0.175</text:p>
              </table:table-cell>
              <table:table-cell office:value-type="float" office:value="0.2652193619771">
                <text:p>0.2652193619771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454331029252">
                <text:p>0.288454331029252</text:p>
              </table:table-cell>
              <table:table-cell office:value-type="float" office:value="0.256666666666666">
                <text:p>0.256666666666666</text:p>
              </table:table-cell>
              <table:table-cell office:value-type="float" office:value="0.234735484874122">
                <text:p>0.234735484874122</text:p>
              </table:table-cell>
              <table:table-cell office:value-type="float" office:value="0.175555555555555">
                <text:p>0.175555555555555</text:p>
              </table:table-cell>
              <table:table-cell office:value-type="float" office:value="0.220663033186416">
                <text:p>0.220663033186416</text:p>
              </table:table-cell>
              <table:table-cell office:value-type="float" office:value="0.170555555555555">
                <text:p>0.170555555555555</text:p>
              </table:table-cell>
              <table:table-cell office:value-type="float" office:value="0.273520614483639">
                <text:p>0.273520614483639</text:p>
              </table:table-cell>
              <table:table-cell office:value-type="float" office:value="0.248333333333333">
                <text:p>0.248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588871775328">
                <text:p>0.293588871775328</text:p>
              </table:table-cell>
              <table:table-cell office:value-type="float" office:value="0.246875">
                <text:p>0.246875</text:p>
              </table:table-cell>
              <table:table-cell office:value-type="float" office:value="0.241958439430417">
                <text:p>0.241958439430417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0.229697947108186">
                <text:p>0.229697947108186</text:p>
              </table:table-cell>
              <table:table-cell office:value-type="float" office:value="0.168229166666667">
                <text:p>0.168229166666667</text:p>
              </table:table-cell>
              <table:table-cell office:value-type="float" office:value="0.283731515152714">
                <text:p>0.283731515152714</text:p>
              </table:table-cell>
              <table:table-cell office:value-type="float" office:value="0.242708333333333">
                <text:p>0.24270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67267391657">
                <text:p>0.30367267391657</text:p>
              </table:table-cell>
              <table:table-cell office:value-type="float" office:value="0.242156862745098">
                <text:p>0.242156862745098</text:p>
              </table:table-cell>
              <table:table-cell office:value-type="float" office:value="0.252772007400979">
                <text:p>0.252772007400979</text:p>
              </table:table-cell>
              <table:table-cell office:value-type="float" office:value="0.169607843137255">
                <text:p>0.169607843137255</text:p>
              </table:table-cell>
              <table:table-cell office:value-type="float" office:value="0.239970124571172">
                <text:p>0.239970124571172</text:p>
              </table:table-cell>
              <table:table-cell office:value-type="float" office:value="0.166176470588235">
                <text:p>0.166176470588235</text:p>
              </table:table-cell>
              <table:table-cell office:value-type="float" office:value="0.293641325940694">
                <text:p>0.293641325940694</text:p>
              </table:table-cell>
              <table:table-cell office:value-type="float" office:value="0.237254901960784">
                <text:p>0.23725490196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895044717582">
                <text:p>0.308895044717582</text:p>
              </table:table-cell>
              <table:table-cell office:value-type="float" office:value="0.235648148148148">
                <text:p>0.235648148148148</text:p>
              </table:table-cell>
              <table:table-cell office:value-type="float" office:value="0.256494255296871">
                <text:p>0.256494255296871</text:p>
              </table:table-cell>
              <table:table-cell office:value-type="float" office:value="0.164351851851852">
                <text:p>0.164351851851852</text:p>
              </table:table-cell>
              <table:table-cell office:value-type="float" office:value="0.246515173585895">
                <text:p>0.246515173585895</text:p>
              </table:table-cell>
              <table:table-cell office:value-type="float" office:value="0.162037037037037">
                <text:p>0.162037037037037</text:p>
              </table:table-cell>
              <table:table-cell office:value-type="float" office:value="0.30099265222446">
                <text:p>0.30099265222446</text:p>
              </table:table-cell>
              <table:table-cell office:value-type="float" office:value="0.231944444444444">
                <text:p>0.2319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394887785111">
                <text:p>0.317394887785111</text:p>
              </table:table-cell>
              <table:table-cell office:value-type="float" office:value="0.230263157894737">
                <text:p>0.230263157894737</text:p>
              </table:table-cell>
              <table:table-cell office:value-type="float" office:value="0.260527230479471">
                <text:p>0.260527230479471</text:p>
              </table:table-cell>
              <table:table-cell office:value-type="float" office:value="0.160087719298246">
                <text:p>0.160087719298246</text:p>
              </table:table-cell>
              <table:table-cell office:value-type="float" office:value="0.252654392965612">
                <text:p>0.252654392965612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308134813784659">
                <text:p>0.308134813784659</text:p>
              </table:table-cell>
              <table:table-cell office:value-type="float" office:value="0.226315789473684">
                <text:p>0.22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2333875283026">
                <text:p>0.322333875283026</text:p>
              </table:table-cell>
              <table:table-cell office:value-type="float" office:value="0.224166666666667">
                <text:p>0.224166666666667</text:p>
              </table:table-cell>
              <table:table-cell office:value-type="float" office:value="0.264581548946405">
                <text:p>0.264581548946405</text:p>
              </table:table-cell>
              <table:table-cell office:value-type="float" office:value="0.15625">
                <text:p>0.15625</text:p>
              </table:table-cell>
              <table:table-cell office:value-type="float" office:value="0.261616405311438">
                <text:p>0.261616405311438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0.314837344815422">
                <text:p>0.314837344815422</text:p>
              </table:table-cell>
              <table:table-cell office:value-type="float" office:value="0.220416666666667">
                <text:p>0.2204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6096937978528">
                <text:p>0.326096937978528</text:p>
              </table:table-cell>
              <table:table-cell office:value-type="float" office:value="0.218650793650793">
                <text:p>0.218650793650793</text:p>
              </table:table-cell>
              <table:table-cell office:value-type="float" office:value="0.272055146325509">
                <text:p>0.272055146325509</text:p>
              </table:table-cell>
              <table:table-cell office:value-type="float" office:value="0.15515873015873">
                <text:p>0.15515873015873</text:p>
              </table:table-cell>
              <table:table-cell office:value-type="float" office:value="0.268872448162194">
                <text:p>0.268872448162194</text:p>
              </table:table-cell>
              <table:table-cell office:value-type="float" office:value="0.154365079365079">
                <text:p>0.154365079365079</text:p>
              </table:table-cell>
              <table:table-cell office:value-type="float" office:value="0.318522887631511">
                <text:p>0.318522887631511</text:p>
              </table:table-cell>
              <table:table-cell office:value-type="float" office:value="0.214682539682539">
                <text:p>0.214682539682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487336910612">
                <text:p>0.332487336910612</text:p>
              </table:table-cell>
              <table:table-cell office:value-type="float" office:value="0.215530303030303">
                <text:p>0.215530303030303</text:p>
              </table:table-cell>
              <table:table-cell office:value-type="float" office:value="0.280146684720096">
                <text:p>0.280146684720096</text:p>
              </table:table-cell>
              <table:table-cell office:value-type="float" office:value="0.153409090909091">
                <text:p>0.153409090909091</text:p>
              </table:table-cell>
              <table:table-cell office:value-type="float" office:value="0.271508565049852">
                <text:p>0.271508565049852</text:p>
              </table:table-cell>
              <table:table-cell office:value-type="float" office:value="0.151136363636364">
                <text:p>0.151136363636364</text:p>
              </table:table-cell>
              <table:table-cell office:value-type="float" office:value="0.323014871670306">
                <text:p>0.323014871670306</text:p>
              </table:table-cell>
              <table:table-cell office:value-type="float" office:value="0.210984848484849">
                <text:p>0.210984848484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9243369282823">
                <text:p>0.339243369282823</text:p>
              </table:table-cell>
              <table:table-cell office:value-type="float" office:value="0.211231884057971">
                <text:p>0.211231884057971</text:p>
              </table:table-cell>
              <table:table-cell office:value-type="float" office:value="0.28287141574265">
                <text:p>0.28287141574265</text:p>
              </table:table-cell>
              <table:table-cell office:value-type="float" office:value="0.14963768115942">
                <text:p>0.14963768115942</text:p>
              </table:table-cell>
              <table:table-cell office:value-type="float" office:value="0.273447215122722">
                <text:p>0.273447215122722</text:p>
              </table:table-cell>
              <table:table-cell office:value-type="float" office:value="0.147101449275362">
                <text:p>0.147101449275362</text:p>
              </table:table-cell>
              <table:table-cell office:value-type="float" office:value="0.328618338416204">
                <text:p>0.328618338416204</text:p>
              </table:table-cell>
              <table:table-cell office:value-type="float" office:value="0.205797101449275">
                <text:p>0.205797101449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2573441737855">
                <text:p>0.342573441737855</text:p>
              </table:table-cell>
              <table:table-cell office:value-type="float" office:value="0.206597222222222">
                <text:p>0.206597222222222</text:p>
              </table:table-cell>
              <table:table-cell office:value-type="float" office:value="0.288083720013017">
                <text:p>0.288083720013017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0.278636169156396">
                <text:p>0.278636169156396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0.33530741499111">
                <text:p>0.33530741499111</text:p>
              </table:table-cell>
              <table:table-cell office:value-type="float" office:value="0.202083333333333">
                <text:p>0.2020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18332700669">
                <text:p>0.343918332700669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293853975341122">
                <text:p>0.293853975341122</text:p>
              </table:table-cell>
              <table:table-cell office:value-type="float" office:value="0.144">
                <text:p>0.144</text:p>
              </table:table-cell>
              <table:table-cell office:value-type="float" office:value="0.281524960315668">
                <text:p>0.281524960315668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33700791532744">
                <text:p>0.33700791532744</text:p>
              </table:table-cell>
              <table:table-cell office:value-type="float" office:value="0.196333333333333">
                <text:p>0.196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919389498392">
                <text:p>0.34591938949839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0.297517203637714">
                <text:p>0.297517203637714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0.286363788635033">
                <text:p>0.286363788635033</text:p>
              </table:table-cell>
              <table:table-cell office:value-type="float" office:value="0.13974358974359">
                <text:p>0.13974358974359</text:p>
              </table:table-cell>
              <table:table-cell office:value-type="float" office:value="0.339839243664292">
                <text:p>0.339839243664292</text:p>
              </table:table-cell>
              <table:table-cell office:value-type="float" office:value="0.192307692307692">
                <text:p>0.1923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96672405125">
                <text:p>0.34996672405125</text:p>
              </table:table-cell>
              <table:table-cell office:value-type="float" office:value="0.191975308641975">
                <text:p>0.191975308641975</text:p>
              </table:table-cell>
              <table:table-cell office:value-type="float" office:value="0.305295599286639">
                <text:p>0.305295599286639</text:p>
              </table:table-cell>
              <table:table-cell office:value-type="float" office:value="0.140740740740741">
                <text:p>0.140740740740741</text:p>
              </table:table-cell>
              <table:table-cell office:value-type="float" office:value="0.29199424307289">
                <text:p>0.29199424307289</text:p>
              </table:table-cell>
              <table:table-cell office:value-type="float" office:value="0.13858024691358">
                <text:p>0.13858024691358</text:p>
              </table:table-cell>
              <table:table-cell office:value-type="float" office:value="0.344834320905797">
                <text:p>0.344834320905797</text:p>
              </table:table-cell>
              <table:table-cell office:value-type="float" office:value="0.18858024691358">
                <text:p>0.18858024691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2575119112561">
                <text:p>0.352575119112561</text:p>
              </table:table-cell>
              <table:table-cell office:value-type="float" office:value="0.187797619047619">
                <text:p>0.187797619047619</text:p>
              </table:table-cell>
              <table:table-cell office:value-type="float" office:value="0.308396457586759">
                <text:p>0.308396457586759</text:p>
              </table:table-cell>
              <table:table-cell office:value-type="float" office:value="0.138690476190476">
                <text:p>0.138690476190476</text:p>
              </table:table-cell>
              <table:table-cell office:value-type="float" office:value="0.294736733648326">
                <text:p>0.294736733648326</text:p>
              </table:table-cell>
              <table:table-cell office:value-type="float" office:value="0.136011904761905">
                <text:p>0.136011904761905</text:p>
              </table:table-cell>
              <table:table-cell office:value-type="float" office:value="0.346381472250339">
                <text:p>0.346381472250339</text:p>
              </table:table-cell>
              <table:table-cell office:value-type="float" office:value="0.184226190476191">
                <text:p>0.184226190476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6458937220443">
                <text:p>0.356458937220443</text:p>
              </table:table-cell>
              <table:table-cell office:value-type="float" office:value="0.18448275862069">
                <text:p>0.18448275862069</text:p>
              </table:table-cell>
              <table:table-cell office:value-type="float" office:value="0.313374862544754">
                <text:p>0.313374862544754</text:p>
              </table:table-cell>
              <table:table-cell office:value-type="float" office:value="0.137068965517241">
                <text:p>0.137068965517241</text:p>
              </table:table-cell>
              <table:table-cell office:value-type="float" office:value="0.299549777089125">
                <text:p>0.299549777089125</text:p>
              </table:table-cell>
              <table:table-cell office:value-type="float" office:value="0.134770114942529">
                <text:p>0.134770114942529</text:p>
              </table:table-cell>
              <table:table-cell office:value-type="float" office:value="0.347692084859633">
                <text:p>0.347692084859633</text:p>
              </table:table-cell>
              <table:table-cell office:value-type="float" office:value="0.179597701149425">
                <text:p>0.179597701149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1381297350492">
                <text:p>0.361381297350492</text:p>
              </table:table-cell>
              <table:table-cell office:value-type="float" office:value="0.182222222222222">
                <text:p>0.182222222222222</text:p>
              </table:table-cell>
              <table:table-cell office:value-type="float" office:value="0.316486982020025">
                <text:p>0.316486982020025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0.301920543486077">
                <text:p>0.301920543486077</text:p>
              </table:table-cell>
              <table:table-cell office:value-type="float" office:value="0.132222222222222">
                <text:p>0.132222222222222</text:p>
              </table:table-cell>
              <table:table-cell office:value-type="float" office:value="0.350974926465804">
                <text:p>0.350974926465804</text:p>
              </table:table-cell>
              <table:table-cell office:value-type="float" office:value="0.176111111111111">
                <text:p>0.176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